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Preformatted_20_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Arial" fo:font-size="12pt" style:font-size-asian="12pt" style:font-size-complex="12pt"/>
    </style:style>
    <style:style style:name="P9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4pt" fo:font-style="italic" style:font-size-asian="14pt" style:font-style-asian="italic" style:font-size-complex="14pt" style:font-style-complex="italic"/>
    </style:style>
    <style:style style:name="P11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pstone 1 Data Analytics</text:h>
      <text:p text:style-name="P4">After the data is wrangled and cleaned, and the preliminary EDA complete, the hypothesis testing begins. <text:s/>Questions arise through exploring the data. <text:s/></text:p>
      <text:p text:style-name="P4"/>
      <text:p text:style-name="P10">-Is there a connection between certain colors of automobiles being in more accidents due to their color?</text:p>
      <text:p text:style-name="P11"/>
      <text:p text:style-name="P5">Null Hypothesis:</text:p>
      <text:p text:style-name="P6">There is no statistical significance in the likelihood of an Automobile getting into an accident related to color.</text:p>
      <text:p text:style-name="P5">Alternative Hypothesis:</text:p>
      <text:p text:style-name="P6">Certain colors of Automobiles show a higher likelihood for getting in an accident.</text:p>
      <text:p text:style-name="P6"/>
      <text:p text:style-name="P6">A Chi-Square Test was run to discover if there is a significant association between the color of an automobile and its likelihood for being in an accident. <text:s/></text:p>
      <text:p text:style-name="P6"/>
      <text:p text:style-name="P6">The outcomes were: <text:s/></text:p>
      <text:p text:style-name="P1">Significance level: <text:s/>0.05</text:p>
      <text:p text:style-name="Preformatted_20_Text">Degree of Freedom: <text:s/>1</text:p>
      <text:p text:style-name="Preformatted_20_Text">chi-square statistic: 488.4484795288744</text:p>
      <text:p text:style-name="Preformatted_20_Text">critical_value: 3.841458820694124</text:p>
      <text:p text:style-name="P3">p-value: 0.0</text:p>
      <text:p text:style-name="Standard">Therefore the Null Hypothesis is rejected. <text:s/>Accepting the Alternative Hypothesis that certain colors show a greater or reduced likelihood for an Automobile to get into an accident. </text:p>
      <text:p text:style-name="P7">(Detailed testing can be found in Capstone_1_ Data_Story notebook)</text:p>
      <text:p text:style-name="P6"/>
      <text:p text:style-name="P11"/>
      <text:p text:style-name="P11"><text:span text:style-name="T1">-Can accidents be predicted based on the month?</text:span></text:p>
      <text:p text:style-name="P6"><text:s/></text:p>
      <text:p text:style-name="P5">Null Hypothesis:</text:p>
      <text:p text:style-name="P6">There is no statistical significance in the likelihood of an Automobile getting into an accident related to the month.</text:p>
      <text:p text:style-name="P5">Alternative Hypothesis: <text:s/></text:p>
      <text:p text:style-name="P6">Certain months of the year show a greater or reduced likelihood for an Automobile to get into an accident.</text:p>
      <text:p text:style-name="P6"/>
      <text:p text:style-name="P6">A Paired T-Test was run to discover if there is an association in the likelihood of an Automobile getting in an accident related to the month.</text:p>
      <text:p text:style-name="P2">6.672627141580349e-69</text:p>
      <text:p text:style-name="P3">reject null hypothesis</text:p>
      <text:p text:style-name="P6">The test shows to reject the null hypothesis. <text:s/>Therefore certain months of the year do show a greater or reduced likelihood for an Automobile to get in an accident. <text:s/></text:p>
      <text:p text:style-name="P6"/>
      <text:p text:style-name="Standard"/>
      <text:p text:style-name="P13"/>
      <text:p text:style-name="P13"><text:soft-page-break/>Conclusion:</text:p>
      <text:p text:style-name="P12">Certain colors of vehicles have a slightly higher risk for being in an accident when looking at the percentages related to each individual color. <text:s/>The risks overall vary by &lt;1%, and therefore it doesn't seem a strong statement to make for clients to base decisions from. <text:s/></text:p>
      <text:p text:style-name="P12">Certain months of the years showed a variance in accidents that could vary by more than 200 compared to other months in the same year. <text:s/>This merits further investigation by a client or company who wishes to use this information. <text:s/>The weather may have played a factor or perhaps the economy. 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6:47:18</meta:creation-date>
    <meta:generator>OpenOffice.org/3.4$Unix OpenOffice.org_project/340m1$Build-9590</meta:generator>
    <dc:date>2020-01-30T13:49:22</dc:date>
    <meta:editing-duration>PT49M36S</meta:editing-duration>
    <meta:editing-cycles>5</meta:editing-cycles>
    <meta:document-statistic meta:table-count="0" meta:image-count="0" meta:object-count="0" meta:page-count="2" meta:paragraph-count="29" meta:word-count="365" meta:character-count="2308"/>
  </office:meta>
</office:document-meta>
</file>